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color="#000000"/>
    </style:style>
    <style:style style:name="P7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8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5" style:family="paragraph" style:parent-style-name="Text_20_body" style:list-style-name="L1"/>
    <style:style style:name="P16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p text:style-name="Text_20_body">2) Comprueba la sintaxis del cuerpo.</text:p>
      <text:p text:style-name="Text_20_body"/>
      <text:p text:style-name="Text_20_body">Si hay texto que no está encerrado en etiquetas devuelve el error:</text:p>
      <text:p text:style-name="Text_20_body">[903]: Text not enclosed into tags: <text:span text:style-name="T2">...</text:span></text:p>
      <text:p text:style-name="Text_20_body"/>
      <text:p text:style-name="Text_20_body">Si una etiqueta de cierre no cierra a la anterior devuelve</text:p>
      <text:p text:style-name="Text_20_body">[904]: Error: <text:span text:style-name="T2">tag1</text:span> is closed by <text:span text:style-name="T2">tag2</text:span>.</text:p>
      <text:p text:style-name="Text_20_body"/>
      <text:p text:style-name="Text_20_body">Si las etiquetas no se cierran con el descriptor correcto:</text:p>
      <text:p text:style-name="Text_20_body"/>
      <text:p text:style-name="Text_20_body"/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2" text:outline-level="2"><text:soft-page-break/>Comprobaciones particulares:</text:h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7">&lt;?xml version="1.0"?&gt;</text:p>
      <text:p text:style-name="P7">&lt;methodCall&gt;</text:p>
      <text:p text:style-name="P7">&lt;methodName&gt;jil.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7">&lt;/params&gt;</text:p>
      <text:p text:style-name="P7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<text:soft-page-break/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al estado Opened. Devuelve la lista de identificadores y controles disponibles y sus tipos.</text:p>
      <text:p text:style-name="Text_20_body"/>
      <text:p text:style-name="Text_20_body">EL CLIENTE ENVÍA:</text:p>
      <text:p text:style-name="P7">&lt;?xml version="1.0"?&gt;</text:p>
      <text:p text:style-name="P7">&lt;methodCall&gt;</text:p>
      <text:p text:style-name="P7">&lt;methodName&gt;jil.openVI&lt;/methodName&gt;</text:p>
      <text:p text:style-name="P7">&lt;params&gt;&lt;param&gt;&lt;value&gt;&lt;string&gt;vi_path&lt;string&gt;&lt;/value&gt;&lt;/param&gt;&lt;/params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array&gt;</text:p>
      <text:p text:style-name="P7"><text:tab/>&lt;value&gt;&lt;struct&gt;</text:p>
      <text:p text:style-name="P7"><text:s/><text:tab/> <text:s text:c="2"/>&lt;member&gt;</text:p>
      <text:p text:style-name="P7"><text:tab/><text:tab/>&lt;name&gt;nombre&lt;/name&gt;</text:p>
      <text:p text:style-name="P6"><text:span text:style-name="T4"><text:tab/><text:tab/>&lt;value&gt;&lt;string&gt;</text:span><text:span text:style-name="T3">nombre</text:span><text:span text:style-name="T4">&lt;/string&gt;&lt;/value&gt;</text:span></text:p>
      <text:p text:style-name="P7"><text:tab/> <text:s text:c="2"/>&lt;member&gt;</text:p>
      <text:p text:style-name="P7"><text:s/><text:tab/> <text:s text:c="2"/>&lt;member&gt;</text:p>
      <text:p text:style-name="P7"><text:tab/><text:tab/>&lt;name&gt;control_indicador&lt;/name&gt;</text:p>
      <text:p text:style-name="P6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7"><text:tab/> <text:s text:c="2"/>&lt;member&gt;</text:p>
      <text:p text:style-name="P7"><text:s/><text:tab/> <text:s text:c="2"/>&lt;member&gt;</text:p>
      <text:p text:style-name="P7"><text:tab/><text:tab/>&lt;name&gt;tipo de datos&lt;/name&gt;</text:p>
      <text:p text:style-name="P6"><text:span text:style-name="T4"><text:tab/><text:tab/>&lt;value&gt;&lt;string&gt;</text:span><text:span text:style-name="T3">nombre</text:span><text:span text:style-name="T4">&lt;/string&gt;&lt;/value&gt;</text:span></text:p>
      <text:p text:style-name="P7"><text:tab/> <text:s text:c="2"/>&lt;member&gt;</text:p>
      <text:p text:style-name="P7"><text:s text:c="6"/>&lt;struct&gt;&lt;/value&gt;</text:p>
      <text:p text:style-name="P7"><text:tab/>&lt;/array&gt;</text:p>
      <text:p text:style-name="P7"><text:s text:c="3"/>&lt;/param&gt;</text:p>
      <text:p text:style-name="P7">&lt;/params&gt;</text:p>
      <text:p text:style-name="Text_20_body"><text:span text:style-name="T6">&lt;/methodResponse&gt;</text:span> </text:p>
      <text:h text:style-name="P16" text:outline-level="2">RunVI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<text:soft-page-break/>StopVI()</text:h>
      <text:p text:style-name="Text_20_body"> </text:p>
      <text:p text:style-name="Text_20_body">Pasa al estado Opened y para el Vi.</text:p>
      <text:h text:style-name="Heading_20_2" text:outline-level="2">CloseVI()</text:h>
      <text:p text:style-name="Text_20_body"> </text:p>
      <text:p text:style-name="Text_20_body">Pasa al estado Authenticated y cierra el Vi.</text:p>
      <text:p text:style-name="Text_20_body"> </text:p>
      <text:p text:style-name="Text_20_body"/>
      <text:p text:style-name="Text_20_body"/>
      <text:p text:style-name="Text_20_body"/>
      <text:p text:style-name="Text_20_body">EL CLIENTE ENVÍA:</text:p>
      <text:p text:style-name="P7">&lt;?xml version="1.0"?&gt;</text:p>
      <text:p text:style-name="P7">&lt;methodCall&gt;</text:p>
      <text:p text:style-name="P7">&lt;methodName&gt;jil.closeVI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value&gt;&lt;string&gt;OK&lt;/string&gt;&lt;/value&gt;</text:p>
      <text:p text:style-name="P7"><text:s text:c="3"/>&lt;/param&gt;</text:p>
      <text:p text:style-name="P7">&lt;/params&gt;</text:p>
      <text:p text:style-name="Text_20_body"><text:span text:style-name="T6">&lt;/methodResponse&gt;</text:span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EL CLIENTE ENVÍA:</text:p>
      <text:p text:style-name="P7">&lt;?xml version="1.0"?&gt;</text:p>
      <text:p text:style-name="P7">&lt;methodCall&gt;</text:p>
      <text:p text:style-name="P7">&lt;methodName&gt;jil.dis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value&gt;&lt;string&gt;bye bye!&lt;/string&gt;&lt;/value&gt;</text:p>
      <text:p text:style-name="P7"><text:s text:c="3"/>&lt;/param&gt;</text:p>
      <text:p text:style-name="P7">&lt;/params&gt;</text:p>
      <text:p text:style-name="Text_20_body"><text:span text:style-name="T6">&lt;/methodResponse&gt;</text:span> </text:p>
      <text:p text:style-name="Text_20_body"> </text:p>
      <text:p text:style-name="Text_20_body"><text:soft-page-break/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8">&lt;?xml version="1.0"?&gt;</text:p>
      <text:p text:style-name="P8">&lt;methodResponse&gt;</text:p>
      <text:p text:style-name="P8">&lt;fault&gt;</text:p>
      <text:p text:style-name="P9">&lt;value&gt;</text:p>
      <text:p text:style-name="P10">&lt;struct&gt;</text:p>
      <text:p text:style-name="P11">&lt;member&gt;</text:p>
      <text:p text:style-name="P13">&lt;name&gt;faultCode&lt;/name&gt;</text:p>
      <text:p text:style-name="P13">&lt;value&gt;&lt;int&gt;<text:span text:style-name="T2">ID de fallo</text:span>&lt;/int&gt;&lt;/value&gt;</text:p>
      <text:p text:style-name="P11">&lt;/member&gt;</text:p>
      <text:p text:style-name="P11">&lt;member&gt;</text:p>
      <text:p text:style-name="P13">&lt;name&gt;faultString&lt;/name&gt;</text:p>
      <text:p text:style-name="P12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1">&lt;/member&gt;</text:p>
      <text:p text:style-name="P10">&lt;/struct&gt;</text:p>
      <text:p text:style-name="P9">&lt;/value&gt;</text:p>
      <text:p text:style-name="P8">&lt;/fault&gt;</text:p>
      <text:p text:style-name="P4">&lt;/methodResponse&gt;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3:28:40.33</dc:date>
    <dc:creator>Dictino Chaos</dc:creator>
    <meta:editing-duration>PT8H26M39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6" meta:paragraph-count="188" meta:word-count="939" meta:character-count="6733"/>
  </office:meta>
</office:document-meta>
</file>